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AB0000012B96EA00F4.jpg" manifest:media-type="image/jpeg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1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fill="none" draw:textarea-vertical-align="middle" draw:auto-grow-height="false" fo:min-height="1.676cm" fo:min-width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>
      <style:graphic-properties draw:fill="none" draw:textarea-vertical-align="middle" draw:auto-grow-height="false" fo:min-height="1.196cm" fo:min-width="0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11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18" style:family="graphic" style:parent-style-name="standard">
      <style:graphic-properties draw:fill="none" draw:textarea-vertical-align="middle" draw:auto-grow-height="false" fo:min-height="0.667cm" fo:min-width="6.161cm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25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>
      <style:graphic-properties draw:fill="none" draw:textarea-vertical-align="middle" draw:auto-grow-height="false" fo:min-height="0.444cm" fo:min-width="0.308cm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>
      <style:graphic-properties draw:fill="none" draw:textarea-vertical-align="middle" draw:auto-grow-height="false" fo:min-height="0.444cm" fo:min-width="1.77cm"/>
    </style:style>
    <style:style style:name="gr244" style:family="graphic" style:parent-style-name="standard">
      <style:graphic-properties draw:textarea-vertical-align="middle"/>
    </style:style>
    <style:style style:name="gr2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>
      <style:graphic-properties draw:fill="none" draw:textarea-vertical-align="middle" draw:auto-grow-height="false" fo:min-height="0.444cm" fo:min-width="2.613cm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88cm" style:use-optimal-column-width="false"/>
    </style:style>
    <style:style style:name="co2" style:family="table-column">
      <style:table-column-properties style:column-width="4.307cm" style:use-optimal-column-width="false"/>
    </style:style>
    <style:style style:name="co3" style:family="table-column">
      <style:table-column-properties style:column-width="4.45cm" style:use-optimal-column-width="false"/>
    </style:style>
    <style:style style:name="co4" style:family="table-column">
      <style:table-column-properties style:column-width="4.393cm" style:use-optimal-column-width="false"/>
    </style:style>
    <style:style style:name="co5" style:family="table-column">
      <style:table-column-properties style:column-width="2.425cm" style:use-optimal-column-width="false"/>
    </style:style>
    <style:style style:name="co6" style:family="table-column">
      <style:table-column-properties style:column-width="2.083cm" style:use-optimal-column-width="false"/>
    </style:style>
    <style:style style:name="co7" style:family="table-column">
      <style:table-column-properties style:column-width="4.771cm" style:use-optimal-column-width="false"/>
    </style:style>
    <style:style style:name="co8" style:family="table-column">
      <style:table-column-properties style:column-width="5.106cm" style:use-optimal-column-width="false"/>
    </style:style>
    <style:style style:name="co9" style:family="table-column">
      <style:table-column-properties style:column-width="4.079cm" style:use-optimal-column-width="false"/>
    </style:style>
    <style:style style:name="co10" style:family="table-column">
      <style:table-column-properties style:column-width="4.279cm" style:use-optimal-column-width="false"/>
    </style:style>
    <style:style style:name="co11" style:family="table-column">
      <style:table-column-properties style:column-width="2.824cm" style:use-optimal-column-width="false"/>
    </style:style>
    <style:style style:name="co12" style:family="table-column">
      <style:table-column-properties style:column-width="1.912cm" style:use-optimal-column-width="false"/>
    </style:style>
    <style:style style:name="co13" style:family="table-column">
      <style:table-column-properties style:column-width="2.627cm" style:use-optimal-column-width="false"/>
    </style:style>
    <style:style style:name="co14" style:family="table-column">
      <style:table-column-properties style:column-width="1.569cm" style:use-optimal-column-width="false"/>
    </style:style>
    <style:style style:name="co15" style:family="table-column">
      <style:table-column-properties style:column-width="1.226cm" style:use-optimal-column-width="false"/>
    </style:style>
    <style:style style:name="co16" style:family="table-column">
      <style:table-column-properties style:column-width="1.37cm" style:use-optimal-column-width="false"/>
    </style:style>
    <style:style style:name="co17" style:family="table-column">
      <style:table-column-properties style:column-width="1.397cm" style:use-optimal-column-width="false"/>
    </style:style>
    <style:style style:name="co18" style:family="table-column">
      <style:table-column-properties style:column-width="1.398cm" style:use-optimal-column-width="false"/>
    </style:style>
    <style:style style:name="co19" style:family="table-column">
      <style:table-column-properties style:column-width="1.683cm" style:use-optimal-column-width="false"/>
    </style:style>
    <style:style style:name="co20" style:family="table-column">
      <style:table-column-properties style:column-width="1.484cm" style:use-optimal-column-width="false"/>
    </style:style>
    <style:style style:name="co21" style:family="table-column">
      <style:table-column-properties style:column-width="1.968cm" style:use-optimal-column-width="false"/>
    </style:style>
    <style:style style:name="co22" style:family="table-column">
      <style:table-column-properties style:column-width="2.453cm" style:use-optimal-column-width="false"/>
    </style:style>
    <style:style style:name="co23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ro2" style:family="table-row">
      <style:table-row-properties style:row-height="0.6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align="end" fo:text-indent="0cm"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indent="0cm" style:line-break="strict"/>
    </style:style>
    <style:style style:name="P23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4" style:family="paragraph">
      <style:paragraph-properties fo:margin-left="0cm" fo:margin-right="0cm" fo:line-height="93%" fo:text-indent="0cm" style:line-break="strict"/>
    </style:style>
    <style:style style:name="P2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6" style:family="paragraph">
      <style:paragraph-properties fo:text-align="center"/>
    </style:style>
    <style:style style:name="P27" style:family="paragraph">
      <style:text-properties fo:font-size="18pt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justify"/>
    </style:style>
    <style:style style:name="P30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31" style:family="paragraph">
      <style:text-properties fo:font-style="italic" style:font-style-asian="italic" style:font-style-complex="italic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5" style:family="paragraph">
      <style:paragraph-properties fo:text-align="start"/>
    </style:style>
    <style:style style:name="P3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9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20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1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2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4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5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Hypothesis</text:span></text:p>
            </text:list-item>
            <text:list-item>
              <text:p text:style-name="P12"><text:span text:style-name="T7">Objectives</text:span></text:p>
            </text:list-item>
            <text:list-item>
              <text:p text:style-name="P12"><text:span text:style-name="T7">Theoretical Framework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1"><text:s/></text:span><text:span text:style-name="T11">Heuristic informed Search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Generate Heuristic Search Tree</text:span></text:p>
                  <text:p><text:span text:style-name="T9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9">Smaller search tree against BFST</text:span></text:p>
                      <text:p><text:span text:style-name="T9"/></text:p>
                    </text:list-item>
                    <text:list-item>
                      <text:p><text:span text:style-name="T9">Speed up the search</text:span></text:p>
                      <text:p><text:span text:style-name="T9"/></text:p>
                    </text:list-item>
                    <text:list-item>
                      <text:p><text:span text:style-name="T9">Nodes are expanded depending of their cost functions </text:span><text:span text:style-name="T12">f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Techniques to construct admissible heuristics </text:span></text:p>
                </text:list-item>
              </text:list>
            </text:list-item>
          </text:list>
          <text:p><text:span text:style-name="T9"/></text:p>
          <text:list text:style-name="L7">
            <text:list-item>
              <text:list>
                <text:list-item>
                  <text:list>
                    <text:list-item>
                      <text:p><text:span text:style-name="T9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2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2">h</text:span><text:span text:style-name="T13">m</text:span><text:span text:style-name="T9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9"><text:s text:c="3"/></text:span><text:span text:style-name="T9">Using all the heuristics generated does not guarantees to solve the major number of instances in a limit time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Not to use all heuristics to evaluate every node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12"><text:s text:c="2"/></text:span><text:span text:style-name="T12">selmax</text:span><text:span text:style-name="T9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2"/></text:p>
            </text:list-item>
            <text:list-item>
              <text:p><text:span text:style-name="T12"/></text:p>
            </text:list-item>
          </text:list>
          <text:list text:style-name="L6">
            <text:list-item>
              <text:list>
                <text:list-item>
                  <text:p><text:span text:style-name="T9"><text:s text:c="2"/></text:span><text:span text:style-name="T12">Lazy A*</text:span><text:span text:style-name="T9"> (LA*) and Rational </text:span><text:span text:style-name="T12">Lazy A*</text:span><text:span text:style-name="T9"> (RLA*) (Tolpin et al. 2013))</text:span></text:p>
                </text:list-item>
              </text:list>
            </text:list-item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list text:style-name="L1"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9"><text:s text:c="2"/></text:span><text:span text:style-name="T9">Selection would be helpful because:</text:span></text:p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list text:style-name="L5">
            <text:list-item>
              <text:p text:style-name="P19"><text:span text:style-name="T9"><text:s text:c="3"/></text:span><text:span text:style-name="T9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1" draw:text-style-name="P11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0" draw:layer="layout" svg:width="22.86cm" svg:height="13.693cm" svg:x="1.27cm" svg:y="3.232cm">
          <text:list text:style-name="L1">
            <text:list-header>
              <text:p text:style-name="P19"><text:span text:style-name="T14"/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Heuristics search algorithms takes too much time to problem-solving.</text:span></text:p>
            </text:list-item>
          </text:list>
          <text:list text:style-name="L1">
            <text:list-header>
              <text:p text:style-name="P19"><text:span text:style-name="T14"/></text:p>
            </text:list-header>
          </text:list>
          <text:list text:style-name="L5">
            <text:list-item>
              <text:p text:style-name="P19"><text:span text:style-name="T15"><text:s text:c="2"/></text:span><text:span text:style-name="T15">Using appropiate heuristic often means substantial reduction in the time need to solve problems.</text:span></text:p>
              <text:p text:style-name="P19"><text:span text:style-name="T15"/></text:p>
            </text:list-item>
            <text:list-item>
              <text:p text:style-name="P19"><text:span text:style-name="T16"><text:s text:c="2"/></text:span><text:span text:style-name="T15">Obtain the most promising heuristics from a large set of heuristics.</text:span></text:p>
            </text:list-item>
          </text:list>
          <text:list text:style-name="L1">
            <text:list-item>
              <text:p text:style-name="P19"><text:span text:style-name="T15"/></text:p>
            </text:list-item>
          </text:list>
          <text:list text:style-name="L6">
            <text:list-item>
              <text:list>
                <text:list-item>
                  <text:p text:style-name="P19"><text:span text:style-name="T15"><text:s text:c="3"/></text:span><text:span text:style-name="T15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5"><text:s text:c="3"/></text:span><text:span text:style-name="T15">Weighted coverage (Feige, 1998)</text:span></text:p>
                    </text:list-item>
                    <text:list-item>
                      <text:p text:style-name="P19"><text:span text:style-name="T15"><text:s text:c="3"/></text:span><text:span text:style-name="T15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9"><text:span text:style-name="T17"/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6" draw:text-style-name="P11" draw:layer="layout" svg:width="22.86cm" svg:height="3.175cm" svg:x="1.27cm" svg:y="0.763cm">
          <text:list text:style-name="L1">
            <text:list-header>
              <text:p text:style-name="P1"><text:span text:style-name="T6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0" draw:layer="layout" svg:width="22.86cm" svg:height="13.693cm" svg:x="1.27cm" svg:y="3.232cm">
          <text:list text:style-name="L1">
            <text:list-header>
              <text:p text:style-name="P19"><text:span text:style-name="T14">We assume: </text:span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Might generate smaller size of the search tree.</text:span></text:p>
                </text:list-item>
                <text:list-item>
                  <text:p text:style-name="P19"><text:span text:style-name="T14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14"/></text:p>
                </text:list-header>
              </text:list>
            </text:list-item>
          </text:list>
          <text:list text:style-name="L5">
            <text:list-item>
              <text:p text:style-name="P19"><text:span text:style-name="T14"><text:s text:c="2"/></text:span><text:span text:style-name="T14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3"/></text:span><text:span text:style-name="T14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9"><text:span text:style-name="T18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1"><text:span text:style-name="T6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6" draw:layer="layout" svg:width="22.86cm" svg:height="13.693cm" svg:x="1.27cm" svg:y="3.232cm"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cardinality of the subsets (</text:span><text:span text:style-name="T19">N</text:span><text:span text:style-name="T14">) of heuristics found.</text:span></text:p>
              <text:p text:style-name="P19"><text:span text:style-name="T20"/></text:p>
            </text:list-item>
            <text:list-item>
              <text:p text:style-name="P19"><text:span text:style-name="T20"><text:s text:c="3"/></text:span><text:span text:style-name="T20">Specific Objectives</text:span></text:p>
            </text:list-item>
          </text:list>
          <text:list text:style-name="L6">
            <text:list-header>
              <text:p text:style-name="P19"><text:span text:style-name="T20"/></text:p>
              <text:list>
                <text:list-item>
                  <text:p text:style-name="P19"><text:span text:style-name="T14">Develop a method to find a subset of heuristics ζ' from a large pool </text:span><text:span text:style-name="T21">ζ</text:span><text:span text:style-name="T14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9"><text:span text:style-name="T14"><text:s text:c="2"/>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97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2"/></text:span><text:span text:style-name="T20">Planning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It's a sequence of </text:span><text:span text:style-name="T20">actions</text:span><text:span text:style-name="T14"> to accomplish the goal. </text:span></text:p>
                </text:list-item>
                <text:list-item>
                  <text:p text:style-name="P19"><text:span text:style-name="T14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20"/></text:p>
            </text:list-item>
          </text:list>
          <text:list text:style-name="L5">
            <text:list-item>
              <text:p text:style-name="P19"><text:span text:style-name="T20"><text:s text:c="3"/></text:span><text:span text:style-name="T20">Domain Knowledge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It's a knowledge about the environment in which the system operates (Planning System, Planner).</text:span></text:p>
                </text:list-item>
                <text:list-item>
                  <text:p text:style-name="P19"><text:span text:style-name="T21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9"><text:span text:style-name="T21"/></text:p>
                  <text:p text:style-name="P19"><text:span text:style-name="T21"/></text:p>
                </text:list-header>
              </text:list>
            </text:list-item>
            <text:list-item>
              <text:p text:style-name="P19"><text:span text:style-name="T21"><text:s text:c="3"/></text:span><text:span text:style-name="T21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3"/></text:span><text:span text:style-name="T20">Fast Downward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Use the SAS+ formalism (Backstrom and Nebel, 1995): &lt;</text:span><text:span text:style-name="T22">V, S</text:span><text:span text:style-name="T23">0</text:span><text:span text:style-name="T22">, S</text:span><text:span text:style-name="T23">*</text:span><text:span text:style-name="T22">, A</text:span><text:span text:style-name="T21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2">V</text:span><text:span text:style-name="T21">: State variables</text:span></text:p>
                    </text:list-item>
                    <text:list-item>
                      <text:p text:style-name="P19"><text:span text:style-name="T22">S</text:span><text:span text:style-name="T23">0</text:span><text:span text:style-name="T21">: Initial State</text:span></text:p>
                    </text:list-item>
                    <text:list-item>
                      <text:p text:style-name="P19"><text:span text:style-name="T22">S</text:span><text:span text:style-name="T23">*</text:span><text:span text:style-name="T21">: Goal State</text:span></text:p>
                    </text:list-item>
                    <text:list-item>
                      <text:p text:style-name="P19"><text:span text:style-name="T22">A</text:span><text:span text:style-name="T21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LM-Cut</text:span></text:p>
                    </text:list-item>
                    <text:list-item>
                      <text:p text:style-name="P19"><text:span text:style-name="T21">Ipdb</text:span></text:p>
                    </text:list-item>
                    <text:list-item>
                      <text:p text:style-name="P19"><text:span text:style-name="T21">PDBs</text:span></text:p>
                    </text:list-item>
                    <text:list-item>
                      <text:p text:style-name="P19"><text:span text:style-name="T21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9"><text:span text:style-name="T21"/></text:p>
                </text:list-header>
              </text:list>
            </text:list-item>
          </text:list>
          <text:list text:style-name="L5">
            <text:list-header>
              <text:p text:style-name="P19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>What is a heuristic? </text:span></text:p>
            </text:list-item>
          </text:list>
          <text:p><text:span text:style-name="T9"/></text:p>
          <text:list text:style-name="L5">
            <text:list-item>
              <text:p><text:span text:style-name="T9"><text:s text:c="3"/></text:span><text:span text:style-name="T9">One state </text:span><text:span text:style-name="T12">n</text:span><text:span text:style-name="T9"> in the state space has the property called cost function: </text:span></text:p>
            </text:list-item>
          </text:list>
          <text:p><text:span text:style-name="T12"/></text:p>
          <text:p><text:span text:style-name="T12"/></text:p>
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(n) = g(n) <text:s/>+ h(n)</text:span></text:p>
          <text:p><text:span text:style-name="T12"/></text:p>
          <text:p><text:span text:style-name="T12"/></text:p>
          <text:list text:continue-numbering="true" text:style-name="L5">
            <text:list-item>
              <text:p><text:span text:style-name="T12"><text:s text:c="3"/></text:span><text:span text:style-name="T12">h(.)</text:span><text:span text:style-name="T9"> is known as a heuristic function which give us the remaining distance from one state </text:span><text:span text:style-name="T12">n</text:span><text:span text:style-name="T9"> in state space to the goal. </text:span></text:p>
            </text:list-item>
          </text:list>
          <text:p><text:span text:style-name="T9"><text:s/></text:span></text:p>
          <text:p><text:span text:style-name="T12"/></text:p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5" draw:text-style-name="P5" draw:layer="layout" svg:x1="3.622cm" svg:y1="7.356cm" svg:x2="6.14cm" svg:y2="7.356cm">
            <text:p/>
          </draw:line>
          <draw:line draw:style-name="gr85" draw:text-style-name="P5" draw:layer="layout" svg:x1="6.154cm" svg:y1="7.356cm" svg:x2="8.672cm" svg:y2="7.356cm">
            <text:p/>
          </draw:line>
          <draw:line draw:style-name="gr85" draw:text-style-name="P5" draw:layer="layout" svg:x1="8.689cm" svg:y1="7.356cm" svg:x2="11.207cm" svg:y2="7.356cm">
            <text:p/>
          </draw:line>
          <draw:line draw:style-name="gr86" draw:text-style-name="P5" draw:layer="layout" svg:x1="11.216cm" svg:y1="7.356cm" svg:x2="13.734cm" svg:y2="7.356cm">
            <text:p/>
          </draw:line>
          <draw:line draw:style-name="gr87" draw:text-style-name="P5" draw:layer="layout" svg:x1="13.747cm" svg:y1="7.356cm" svg:x2="16.27cm" svg:y2="7.356cm">
            <text:p/>
          </draw:line>
          <draw:line draw:style-name="gr88" draw:text-style-name="P5" draw:layer="layout" svg:x1="16.287cm" svg:y1="7.356cm" svg:x2="18.801cm" svg:y2="7.356cm">
            <text:p/>
          </draw:line>
          <draw:custom-shape draw:style-name="gr89" draw:text-style-name="P23" draw:layer="layout" svg:width="1.257cm" svg:height="1.098cm" svg:x="3.349cm" svg:y="6.382cm">
            <text:list text:style-name="L9">
              <text:list-header>
                <text:p text:style-name="P22"><text:span text:style-name="T24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23" draw:layer="layout" svg:width="2.518cm" svg:height="1.098cm" svg:x="18.311cm" svg:y="6.421cm">
            <text:list text:style-name="L9">
              <text:list-header>
                <text:p text:style-name="P22"><text:span text:style-name="T24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1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2" draw:text-style-name="P23" draw:layer="layout" svg:width="15.667cm" svg:height="1.098cm" svg:x="5.669cm" svg:y="9.57cm">
            <text:list text:style-name="L9">
              <text:list-header>
                <text:p text:style-name="P22"><text:span text:style-name="T24"><text:s text:c="6"/></text:span><text:span text:style-name="T24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5" draw:text-style-name="P25" draw:layer="layout" svg:width="3.841cm" svg:height="1.098cm" svg:x="13.218cm" svg:y="4.018cm">
            <text:list text:style-name="L9">
              <text:list-header>
                <text:p text:style-name="P24"><text:span text:style-name="T25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25" draw:layer="layout" svg:width="2.518cm" svg:height="1.098cm" svg:x="10.819cm" svg:y="6.355cm">
            <text:list text:style-name="L9">
              <text:list-header>
                <text:p text:style-name="P24"><text:span text:style-name="T2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7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6">g</text:span>(n) is the optimal distance (OD) from I to n</text:p>
              </text:list-item>
              <text:list-item>
                <text:p><text:s text:c="2"/><text:span text:style-name="T26">h*</text:span>(n) is the OD from n to G</text:p>
              </text:list-item>
              <text:list-item>
                <text:p><text:s text:c="2"/><text:span text:style-name="T26">h</text:span><text:span text:style-name="T27">(n) is the heuristic estimate OD from n to G</text:span></text:p>
              </text:list-item>
              <text:list-item>
                <text:p><text:span text:style-name="T27"><text:s text:c="2"/></text:span><text:span text:style-name="T26">f*</text:span><text:span text:style-name="T27">(n) = </text:span><text:span text:style-name="T26">g</text:span><text:span text:style-name="T27">(n) + </text:span><text:span text:style-name="T26">h*</text:span><text:span text:style-name="T27">(n) = 7 = OD</text:span></text:p>
              </text:list-item>
              <text:list-item>
                <text:p><text:span text:style-name="T27"><text:s text:c="2"/></text:span><text:span text:style-name="T26">f</text:span><text:span text:style-name="T27">(n) = </text:span><text:span text:style-name="T26">g</text:span><text:span text:style-name="T27">(n) + </text:span><text:span text:style-name="T26">h</text:span><text:span text:style-name="T27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9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  <text:p text:style-name="P19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3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4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6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5" draw:text-style-name="P27" draw:layer="layout" svg:width="4.549cm" svg:height="1.521cm" svg:x="19.812cm" svg:y="12.192cm">
          <draw:text-box>
            <text:p><text:span text:style-name="T10">Submodularity</text:span>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 </text:span></text:p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  <text:p text:style-name="P19"><text:span text:style-name="T9"><text:s/>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1" draw:layer="layout" svg:width="4.477cm" svg:height="1.013cm" svg:x="15.335cm" svg:y="4.067cm">
          <draw:text-box>
            <text:p>Supermodular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1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47" draw:layer="layout" svg:width="0.68cm" svg:height="1.013cm" svg:x="10.414cm" svg:y="6.861cm">
          <draw:text-box>
            <text:p>I</text:p>
          </draw:text-box>
        </draw:frame>
        <draw:frame draw:style-name="gr148" draw:layer="layout" svg:width="0.997cm" svg:height="1.013cm" svg:x="13.716cm" svg:y="14.735cm">
          <draw:text-box>
            <text:p>G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1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47" draw:layer="layout" svg:width="0.68cm" svg:height="1.013cm" svg:x="10.443cm" svg:y="6.913cm">
          <draw:text-box>
            <text:p>I</text:p>
          </draw:text-box>
        </draw:frame>
        <draw:frame draw:style-name="gr148" draw:layer="layout" svg:width="0.997cm" svg:height="1.013cm" svg:x="13.716cm" svg:y="14.735cm">
          <draw:text-box>
            <text:p>G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problem formulation</text:span></text:p>
            </text:list-item>
          </text:list>
          <text:list text:style-name="L1">
            <text:list-item>
              <text:p><text:span text:style-name="T11"/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9"><text:span text:style-name="T9"/></text:p>
          <text:p text:style-name="P29"><text:span text:style-name="T9"><text:s text:c="56"/></text:span><text:span text:style-name="T11">Minimize</text:span><text:span text:style-name="T28">ζ' ∈ 2</text:span><text:span text:style-name="T29">|ζ|</text:span><text:span text:style-name="T9"> <text:s text:c="3"/></text:span><text:span text:style-name="T12">J</text:span><text:span text:style-name="T9">(ζ', ∇)</text:span></text:p>
          <text:p text:style-name="P19"><text:span text:style-name="T9"><text:s text:c="56"/></text:span><text:span text:style-name="T11">Subject to</text:span><text:span text:style-name="T9"> <text:s text:c="4"/>|ζ'| = </text:span><text:span text:style-name="T12">N</text:span></text:p>
          <text:p text:style-name="P19"><text:span text:style-name="T12"/></text:p>
          <text:list text:continue-numbering="true" text:style-name="L6">
            <text:list-item>
              <text:list>
                <text:list-item>
                  <text:p text:style-name="P19"><text:span text:style-name="T9">Where </text:span><text:span text:style-name="T12">N</text:span><text:span text:style-name="T9"> could be the maximum number of PDBs one can store in memory.</text:span></text:p>
                </text:list-item>
                <text:list-item>
                  <text:p text:style-name="P19"><text:span text:style-name="T9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28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11"><text:s text:c="3"/></text:span><text:span text:style-name="T11">The greedy heuristic selection (GHS)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starts with the empty set S</text:span><text:span text:style-name="T30">0</text:span><text:span text:style-name="T9">, and in each iteration, the algorithm greedily selects from the large set of heuristics the heuristics </text:span><text:span text:style-name="T12">h</text:span><text:span text:style-name="T9"> which result in the largest reduction of the search space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  <text:list-item>
                      <text:p><text:span text:style-name="T9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Greedy Heuristic Selection (</text:span><text:span text:style-name="T9">GHS</text:span><text:span text:style-name="T11">)</text:span></text:p>
            </text:list-item>
          </text:list>
          <text:p><text:span text:style-name="T9"/></text:p>
          <text:p><text:span text:style-name="T9"/></text:p>
          <text:p><text:span text:style-name="T11"><text:s text:c="28"/></text:span><text:span text:style-name="T11">Algorithm 1</text:span><text:span text:style-name="T9"> Greedy Heuristic Selection</text:span></text:p>
          <text:p><text:span text:style-name="T11"><text:s text:c="28"/></text:span><text:span text:style-name="T11">Input:</text:span><text:span text:style-name="T9"> problem ∇, set of heuristics ζ, cardinality </text:span><text:span text:style-name="T12">N</text:span></text:p>
          <text:p><text:span text:style-name="T11"><text:s text:c="28"/></text:span><text:span text:style-name="T11">Output:</text:span><text:span text:style-name="T9"> heuristic subset ζ' ⊆ ζ of size </text:span><text:span text:style-name="T12">N</text:span></text:p>
          <text:p><text:span text:style-name="T9"><text:s text:c="31"/></text:span><text:span text:style-name="T9">1:</text:span><text:span text:style-name="T9"><text:tab/></text:span><text:span text:style-name="T9">ζ' ← 0 <text:s/></text:span></text:p>
          <text:p><text:span text:style-name="T9"><text:s text:c="31"/></text:span><text:span text:style-name="T9">2:</text:span><text:span text:style-name="T11"> While </text:span><text:span text:style-name="T9">|ζ'| &lt; </text:span><text:span text:style-name="T12">N</text:span><text:span text:style-name="T9"> </text:span><text:span text:style-name="T11">do</text:span></text:p>
          <text:p><text:span text:style-name="T9"><text:s text:c="31"/></text:span><text:span text:style-name="T9">3:</text:span><text:span text:style-name="T9"><text:tab/></text:span><text:span text:style-name="T9">h ← argmin </text:span><text:span text:style-name="T12">J</text:span><text:span text:style-name="T31">h∈ζ</text:span><text:span text:style-name="T9">(ζ' U {h}, ∇) </text:span></text:p>
          <text:p><text:span text:style-name="T9"><text:s text:c="31"/></text:span><text:span text:style-name="T9">4:</text:span><text:span text:style-name="T9"><text:tab/></text:span><text:span text:style-name="T9">ζ' ← <text:s/>ζ' U {h}</text:span></text:p>
          <text:p><text:span text:style-name="T9"><text:s text:c="31"/></text:span><text:span text:style-name="T9">5: return ζ'</text:span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11">GHS approximation analysis</text:span></text:p>
              <text:p text:style-name="P19"><text:span text:style-name="T11"/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9"><text:span text:style-name="T12">J</text:span><text:span text:style-name="T9">(</text:span><text:span text:style-name="T12">ζ</text:span><text:span text:style-name="T9">' U {</text:span><text:span text:style-name="T12">h</text:span><text:span text:style-name="T9">}) ≤ J(</text:span><text:span text:style-name="T12">ζ'</text:span><text:span text:style-name="T9">) <text:s text:c="2"/>→ monotonicity </text:span></text:p>
                    </text:list-item>
                    <text:list-item>
                      <text:p text:style-name="P30"><text:span text:style-name="T12">J</text:span><text:span text:style-name="T9"> is Supermodular</text:span></text:p>
                    </text:list-item>
                    <text:list-item>
                      <text:p text:style-name="P19"><text:span text:style-name="T12">J</text:span><text:span text:style-name="T9">(</text:span><text:span text:style-name="T12">ζ'</text:span><text:span text:style-name="T9"> , ∇) is within a factor of (</text:span><text:span text:style-name="T12">e</text:span><text:span text:style-name="T9"> + 1)/</text:span><text:span text:style-name="T12">e</text:span><text:span text:style-name="T9"> ≈ 1.36 optimal.</text:span></text:p>
                    </text:list-item>
                    <text:list-item>
                      <text:p text:style-name="P19"><text:span text:style-name="T12">t</text:span><text:span text:style-name="T31">h1</text:span><text:span text:style-name="T9"> = </text:span><text:span text:style-name="T12">t</text:span><text:span text:style-name="T31">h2</text:span><text:span text:style-name="T9"> for any h1, h2 <text:s/>∈ ζ. Then, for any fixed subset, the ζ' is within the factor (</text:span><text:span text:style-name="T12">e</text:span><text:span text:style-name="T9"> + 1)/</text:span><text:span text:style-name="T12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10"/></text:p>
            </text:list-item>
            <text:list-item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Stratified Sampling </text:span><text:span text:style-name="T9">(SS)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9"><text:span text:style-name="T9"/></text:p>
          <text:list text:continue-numbering="true" text:style-name="L6">
            <text:list-item>
              <text:list>
                <text:list-item>
                  <text:p text:style-name="P29"><text:span text:style-name="T9">History:</text:span></text:p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9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9"><text:span text:style-name="T9">Chen (1992) addressed the problem with a stratification of the search tree through a</text:span><text:span text:style-name="T12"> </text:span><text:span text:style-name="T32">type system</text:span><text:span text:style-name="T9"> to reduce the variance of the sampling process.</text:span></text:p>
                      <text:list>
                        <text:list-header>
                          <text:p text:style-name="P29"><text:span text:style-name="T9"/></text:p>
                        </text:list-header>
                        <text:list-item>
                          <text:p text:style-name="P29"><text:span text:style-name="T9">State of the same type root subtrees of the same siz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83" draw:text-style-name="P31" draw:layer="layout" svg:width="4.05cm" svg:height="1.013cm" svg:x="11.43cm" svg:y="4.064cm">
          <draw:text-box>
            <text:p><text:span text:style-name="T26">Type system</text:span>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28" draw:layer="layout" svg:width="22.86cm" svg:height="13.693cm" svg:x="1.27cm" svg:y="3.232cm">
          <text:p text:style-name="P29"><text:span text:style-name="T11">Algorithm 2 </text:span><text:span text:style-name="T9">SS, a single probe</text:span></text:p>
          <text:p text:style-name="P29"><text:span text:style-name="T11">Input</text:span><text:span text:style-name="T9">: root </text:span><text:span text:style-name="T12">n*</text:span><text:span text:style-name="T9"> of a tree and a type system </text:span><text:span text:style-name="T12">T</text:span></text:p>
          <text:p text:style-name="P29"><text:span text:style-name="T11">Output</text:span><text:span text:style-name="T9">: an array of sets </text:span><text:span text:style-name="T12">A</text:span><text:span text:style-name="T9">, where </text:span><text:span text:style-name="T12">A</text:span><text:span text:style-name="T9">[</text:span><text:span text:style-name="T12">i</text:span><text:span text:style-name="T9">] is the set of pairs &lt;</text:span><text:span text:style-name="T12">n, w</text:span><text:span text:style-name="T9">&gt; for the nodes n expanded at level </text:span><text:span text:style-name="T12">i.</text:span></text:p>
          <text:p text:style-name="P29"><text:span text:style-name="T9">1:</text:span><text:span text:style-name="T9"><text:tab/></text:span><text:span text:style-name="T9">A[0] ← {(</text:span><text:span text:style-name="T12">n</text:span><text:span text:style-name="T9">*, 1)}</text:span></text:p>
          <text:p text:style-name="P29"><text:span text:style-name="T9">2:</text:span><text:span text:style-name="T9"><text:tab/></text:span><text:span text:style-name="T9">i ← 0</text:span></text:p>
          <text:p text:style-name="P29"><text:span text:style-name="T9">3:</text:span><text:span text:style-name="T9"><text:tab/></text:span><text:span text:style-name="T11">while stopping condition</text:span><text:span text:style-name="T9"> is false </text:span><text:span text:style-name="T11">do</text:span></text:p>
          <text:p text:style-name="P29"><text:span text:style-name="T9">4:</text:span><text:span text:style-name="T9"><text:tab/></text:span><text:span text:style-name="T9"><text:tab/></text:span><text:span text:style-name="T11">for</text:span><text:span text:style-name="T9"> each element &lt;</text:span><text:span text:style-name="T12">n, w</text:span><text:span text:style-name="T9">&gt; in A[i] </text:span><text:span text:style-name="T11">do</text:span></text:p>
          <text:p text:style-name="P29"><text:span text:style-name="T9">5:</text:span><text:span text:style-name="T9"><text:tab/></text:span><text:span text:style-name="T9"><text:tab/></text:span><text:span text:style-name="T9"><text:tab/></text:span><text:span text:style-name="T11">for</text:span><text:span text:style-name="T9"> each child </text:span><text:span text:style-name="T12">n̂ </text:span><text:span text:style-name="T9">of </text:span><text:span text:style-name="T12">n</text:span><text:span text:style-name="T9"> </text:span><text:span text:style-name="T11">do</text:span><text:span text:style-name="T12"> </text:span><text:span text:style-name="T9"><text:s text:c="2"/></text:span></text:p>
          <text:p text:style-name="P29"><text:span text:style-name="T9">6:</text:span><text:span text:style-name="T9"><text:tab/></text:span><text:span text:style-name="T9"><text:tab/></text:span><text:span text:style-name="T9"><text:tab/></text:span><text:span text:style-name="T9"><text:tab/></text:span><text:span text:style-name="T9">if </text:span><text:span text:style-name="T12">A</text:span><text:span text:style-name="T9">[i + 1] contains an element &lt;</text:span><text:span text:style-name="T12">n', w'</text:span><text:span text:style-name="T9">&gt; with</text:span></text:p>
          <text:p text:style-name="P29"><text:span text:style-name="T9">7:</text:span><text:span text:style-name="T9"><text:tab/></text:span><text:span text:style-name="T9"><text:tab/></text:span><text:span text:style-name="T9"><text:tab/></text:span><text:span text:style-name="T9"><text:tab/></text:span><text:span text:style-name="T9">T(</text:span><text:span text:style-name="T12">n'</text:span><text:span text:style-name="T9">) = T(</text:span><text:span text:style-name="T12">n̂</text:span><text:span text:style-name="T9">) </text:span><text:span text:style-name="T11">then</text:span></text:p>
          <text:p text:style-name="P29"><text:span text:style-name="T9">8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w' ← w' + w</text:span></text:p>
          <text:p text:style-name="P29"><text:span text:style-name="T9">9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with probability </text:span><text:span text:style-name="T12">w/w'</text:span><text:span text:style-name="T9">, replace &lt;</text:span><text:span text:style-name="T12">n', w'</text:span><text:span text:style-name="T9">&gt; in</text:span></text:p>
          <text:p text:style-name="P29"><text:span text:style-name="T9">10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A</text:span><text:span text:style-name="T9">[i + 1] by &lt;</text:span><text:span text:style-name="T12">n̂, w'</text:span><text:span text:style-name="T9">&gt;</text:span></text:p>
          <text:p text:style-name="P29"><text:span text:style-name="T9">11:</text:span><text:span text:style-name="T9"><text:tab/></text:span><text:span text:style-name="T9"><text:tab/></text:span><text:span text:style-name="T9"><text:tab/></text:span><text:span text:style-name="T9"><text:tab/></text:span><text:span text:style-name="T11">else</text:span></text:p>
          <text:p text:style-name="P29"><text:span text:style-name="T9">12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sert new element &lt;</text:span><text:span text:style-name="T12">n̂, w</text:span><text:span text:style-name="T9">&gt; in </text:span><text:span text:style-name="T12">A</text:span><text:span text:style-name="T9">[i + 1]</text:span></text:p>
          <text:p text:style-name="P29"><text:span text:style-name="T9">13:</text:span><text:span text:style-name="T9"><text:tab/></text:span><text:span text:style-name="T9"><text:tab/></text:span><text:span text:style-name="T12">i</text:span><text:span text:style-name="T9"> ← </text:span><text:span text:style-name="T12">i</text:span><text:span text:style-name="T9"> + 1</text:span></text:p>
          <text:p text:style-name="P29"><text:span text:style-name="T12"/></text:p>
          <text:p text:style-name="P29"><text:span text:style-name="T12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32" draw:layer="layout" svg:width="22.86cm" svg:height="13.693cm" svg:x="1.27cm" svg:y="3.232cm">
          <text:list text:style-name="L5">
            <text:list-item>
              <text:p text:style-name="P29"><text:span text:style-name="T11"><text:s text:c="2"/></text:span><text:span text:style-name="T11">Culprit Sampling by Running A*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f</text:span><text:span text:style-name="T31">c</text:span><text:span text:style-name="T9">(n) = {f</text:span><text:span text:style-name="T31">1</text:span><text:span text:style-name="T9">(n), f</text:span><text:span text:style-name="T31">2</text:span><text:span text:style-name="T9">(n), …, f</text:span><text:span text:style-name="T31">M</text:span><text:span text:style-name="T9">(n)}, where f</text:span><text:span text:style-name="T31">i</text:span><text:span text:style-name="T9">(n) = g(n) + h</text:span><text:span text:style-name="T31">i</text:span><text:span text:style-name="T9">(n)</text:span></text:p>
                  <text:list>
                    <text:list-header>
                      <text:p text:style-name="P29"><text:span text:style-name="T9"/></text:p>
                    </text:list-header>
                  </text:list>
                </text:list-item>
                <text:list-item>
                  <text:p text:style-name="P29"><text:span text:style-name="T9">bc(n) = {y</text:span><text:span text:style-name="T31">1</text:span><text:span text:style-name="T9">(n), y</text:span><text:span text:style-name="T31">2</text:span><text:span text:style-name="T9">(n), … y</text:span><text:span text:style-name="T31">M</text:span><text:span text:style-name="T9">(n)}, where y</text:span><text:span text:style-name="T31">i</text:span><text:span text:style-name="T9">(n) = 1 if g(n) + h</text:span><text:span text:style-name="T31">i</text:span><text:span text:style-name="T9">(n) ≤ b and y</text:span><text:span text:style-name="T31">i</text:span><text:span text:style-name="T9">(n) = 0, otherwise.</text:span></text:p>
                  <text:list>
                    <text:list-header>
                      <text:p text:style-name="P29"><text:span text:style-name="T9"/></text:p>
                    </text:list-header>
                  </text:list>
                </text:list-item>
                <text:list-item>
                  <text:p text:style-name="P29"><text:span text:style-name="T9">The max number of f-culprits and b-culprits in A* search tree is equal to the number of nodes in the tree</text:span></text:p>
                  <text:p text:style-name="P29"><text:span text:style-name="T9"/></text:p>
                  <text:list>
                    <text:list-item>
                      <text:p text:style-name="P29"><text:span text:style-name="T9">h</text:span><text:span text:style-name="T31">min</text:span><text:span text:style-name="T9">(s, ζ) = min</text:span><text:span text:style-name="T31">h∈ζ</text:span><text:span text:style-name="T9">h(s) → For each node n: f-culprit and counter</text:span></text:p>
                      <text:p text:style-name="P29"><text:span text:style-name="T9"/></text:p>
                    </text:list-item>
                    <text:list-item>
                      <text:p text:style-name="P29"><text:span text:style-name="T9">f</text:span><text:span text:style-name="T31">maxmin</text:span><text:span text:style-name="T9"> largest f-value → b-culprits</text:span></text:p>
                      <text:p text:style-name="P29"><text:span text:style-name="T9"/></text:p>
                    </text:list-item>
                    <text:list-item>
                      <text:p text:style-name="P29"><text:span text:style-name="T9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9">Generated by the first and fourth heuristics</text:span></text:p>
                        </text:list-item>
                        <text:list-item>
                          <text:p text:style-name="P29"><text:span text:style-name="T9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20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3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26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1" draw:id="id1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2" draw:id="id2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3" draw:id="id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4" draw:id="id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50" draw:text-style-name="P26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7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5" draw:id="id5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6" draw:id="id6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7" draw:id="id7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56" draw:text-style-name="P33" xml:id="id8" draw:id="id8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9" draw:id="id9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0" draw:id="id10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1" draw:id="id11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56" draw:text-style-name="P33" xml:id="id12" draw:id="id12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62" draw:text-style-name="P26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64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13" draw:id="id1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4" draw:id="id1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5" draw:id="id15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56" draw:text-style-name="P33" xml:id="id16" draw:id="id16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68" draw:text-style-name="P27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56" draw:text-style-name="P33" draw:layer="layout" svg:width="3.189cm" svg:height="0.77cm" svg:x="16.074cm" svg:y="15.088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7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28" draw:layer="layout" svg:width="22.86cm" svg:height="13.693cm" svg:x="1.27cm" svg:y="3.232cm">
          <text:list text:style-name="L5">
            <text:list-item>
              <text:p><text:span text:style-name="T9"><text:s text:c="3"/></text:span><text:span text:style-name="T9">We run two set of experiments:</text:span></text:p>
            </text:list-item>
          </text:list>
          <text:list text:style-name="L6">
            <text:list-header>
              <text:p><text:span text:style-name="T9"/></text:p>
            </text:list-header>
          </text:list>
          <text:p><text:span text:style-name="T9"/></text:p>
          <text:list text:continue-numbering="true" text:style-name="L6">
            <text:list-item>
              <text:list>
                <text:list-item>
                  <text:p><text:span text:style-name="T9">Verify whether the approximations </text:span><text:span text:style-name="T12">Ĵ</text:span><text:span text:style-name="T9"> of </text:span><text:span text:style-name="T12">J</text:span><text:span text:style-name="T9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9"/></text:p>
                    </text:list-header>
                    <text:list-item>
                      <text:p><text:span text:style-name="T9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9"/></text:p>
                  <text:p><text:span text:style-name="T9"/></text:p>
                </text:list-header>
                <text:list-item>
                  <text:p><text:span text:style-name="T9">Comparing IDA* vs SS </text:span></text:p>
                </text:list-item>
              </text:list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CS allow GHS to make near-optimal subset selections</text:span></text:p>
            </text:list-item>
          </text:list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37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Ratio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barman-1</text:span></text:p>
              </table:table-cell>
              <table:table-cell>
                <text:p><text:span text:style-name="T33">7,672,931</text:span></text:p>
              </table:table-cell>
              <table:table-cell>
                <text:p><text:span text:style-name="T33">7,673,451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38</text:span></text:p>
              </table:table-cell>
            </table:table-row>
            <table:table-row table:style-name="ro1" table:default-cell-style-name="ce1">
              <table:table-cell>
                <text:p><text:span text:style-name="T33">barman-2</text:span></text:p>
              </table:table-cell>
              <table:table-cell>
                <text:p><text:span text:style-name="T33">6,998,364</text:span></text:p>
              </table:table-cell>
              <table:table-cell>
                <text:p><text:span text:style-name="T33">6,998,39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4</text:span></text:p>
              </table:table-cell>
            </table:table-row>
            <table:table-row table:style-name="ro1" table:default-cell-style-name="ce1">
              <table:table-cell>
                <text:p><text:span text:style-name="T33">barman-3</text:span></text:p>
              </table:table-cell>
              <table:table-cell>
                <text:p><text:span text:style-name="T33">6,972,471</text:span></text:p>
              </table:table-cell>
              <table:table-cell>
                <text:p><text:span text:style-name="T33">6,972,84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9</text:span></text:p>
              </table:table-cell>
            </table:table-row>
            <table:table-row table:style-name="ro1" table:default-cell-style-name="ce1">
              <table:table-cell>
                <text:p><text:span text:style-name="T33">barman-4</text:span></text:p>
              </table:table-cell>
              <table:table-cell>
                <text:p><text:span text:style-name="T33">6,911,404</text:span></text:p>
              </table:table-cell>
              <table:table-cell>
                <text:p><text:span text:style-name="T33">6,911,496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51</text:span></text:p>
              </table:table-cell>
              <table:table-cell>
                <text:p><text:span text:style-name="T33">30</text:span></text:p>
              </table:table-cell>
            </table:table-row>
            <table:table-row table:style-name="ro1" table:default-cell-style-name="ce1">
              <table:table-cell>
                <text:p><text:span text:style-name="T33">elevators-15</text:span></text:p>
              </table:table-cell>
              <table:table-cell>
                <text:p><text:span text:style-name="T33">1,709,038</text:span></text:p>
              </table:table-cell>
              <table:table-cell>
                <text:p><text:span text:style-name="T33">1,740,998</text:span></text:p>
              </table:table-cell>
              <table:table-cell>
                <text:p><text:span text:style-name="T33">1.02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20</text:span></text:p>
              </table:table-cell>
            </table:table-row>
            <table:table-row table:style-name="ro1" table:default-cell-style-name="ce1">
              <table:table-cell>
                <text:p><text:span text:style-name="T33">floortile-4</text:span></text:p>
              </table:table-cell>
              <table:table-cell>
                <text:p><text:span text:style-name="T33">34,175,502</text:span></text:p>
              </table:table-cell>
              <table:table-cell>
                <text:p><text:span text:style-name="T33">34,175,578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37</text:span></text:p>
              </table:table-cell>
            </table:table-row>
            <table:table-row table:style-name="ro1" table:default-cell-style-name="ce1">
              <table:table-cell>
                <text:p><text:span text:style-name="T33">openstacks-10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2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39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4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11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6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7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8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2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9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4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parcprinter-11</text:span></text:p>
              </table:table-cell>
              <table:table-cell>
                <text:p><text:span text:style-name="T33">1,746,823</text:span></text:p>
              </table:table-cell>
              <table:table-cell>
                <text:p><text:span text:style-name="T33">1,761,576</text:span></text:p>
              </table:table-cell>
              <table:table-cell>
                <text:p><text:span text:style-name="T33">1.01</text:span></text:p>
              </table:table-cell>
              <table:table-cell>
                <text:p><text:span text:style-name="T33">194</text:span></text:p>
              </table:table-cell>
              <table:table-cell>
                <text:p><text:span text:style-name="T33">21</text:span></text:p>
              </table:table-cell>
            </table:table-row>
            <table:table-row table:style-name="ro1" table:default-cell-style-name="ce1">
              <table:table-cell>
                <text:p><text:span text:style-name="T33">parking-1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1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pegsol-18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45</text:span></text:p>
              </table:table-cell>
            </table:table-row>
            <table:table-row table:style-name="ro1" table:default-cell-style-name="ce1">
              <table:table-cell>
                <text:p><text:span text:style-name="T33">scanalyzer-5</text:span></text:p>
              </table:table-cell>
              <table:table-cell>
                <text:p><text:span text:style-name="T33">33,209,700</text:span></text:p>
              </table:table-cell>
              <table:table-cell>
                <text:p><text:span text:style-name="T33">33,301,500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7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sokoban-18</text:span></text:p>
              </table:table-cell>
              <table:table-cell>
                <text:p><text:span text:style-name="T33">192,021</text:span></text:p>
              </table:table-cell>
              <table:table-cell>
                <text:p><text:span text:style-name="T33">192,52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6</text:span></text:p>
              </table:table-cell>
              <table:table-cell>
                <text:p><text:span text:style-name="T33">14</text:span></text:p>
              </table:table-cell>
            </table:table-row>
            <table:table-row table:style-name="ro1" table:default-cell-style-name="ce1">
              <table:table-cell>
                <text:p><text:span text:style-name="T33">tidybot-13</text:span></text:p>
              </table:table-cell>
              <table:table-cell>
                <text:p><text:span text:style-name="T33">2,481,025</text:span></text:p>
              </table:table-cell>
              <table:table-cell>
                <text:p><text:span text:style-name="T33">9,579,254</text:span></text:p>
              </table:table-cell>
              <table:table-cell>
                <text:p><text:span text:style-name="T33">3.86</text:span></text:p>
              </table:table-cell>
              <table:table-cell>
                <text:p><text:span text:style-name="T33">120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idybot-14</text:span></text:p>
              </table:table-cell>
              <table:table-cell>
                <text:p><text:span text:style-name="T33">586,115</text:span></text:p>
              </table:table-cell>
              <table:table-cell>
                <text:p><text:span text:style-name="T33">588,84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43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tidybot-5</text:span></text:p>
              </table:table-cell>
              <table:table-cell>
                <text:p><text:span text:style-name="T33">1,646,746</text:span></text:p>
              </table:table-cell>
              <table:table-cell>
                <text:p><text:span text:style-name="T33">1,648,06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9</text:span></text:p>
              </table:table-cell>
              <table:table-cell>
                <text:p><text:span text:style-name="T33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8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8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28" draw:layer="layout" svg:width="22.86cm" svg:height="13.693cm" svg:x="1.27cm" svg:y="3.232cm">
          <text:p><text:span text:style-name="T34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97cm" svg:height="7.787cm" svg:x="1.79cm" svg:y="3.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Ratio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tidybot-8</text:span></text:p>
              </table:table-cell>
              <table:table-cell>
                <text:p><text:span text:style-name="T33">1,631,155</text:span></text:p>
              </table:table-cell>
              <table:table-cell>
                <text:p><text:span text:style-name="T33">1,636,62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5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2" table:default-cell-style-name="ce1">
              <table:table-cell>
                <text:p><text:span text:style-name="T33">transport-13</text:span></text:p>
              </table:table-cell>
              <table:table-cell>
                <text:p><text:span text:style-name="T33">10,638,965</text:span></text:p>
              </table:table-cell>
              <table:table-cell>
                <text:p><text:span text:style-name="T33">15,889,132</text:span></text:p>
              </table:table-cell>
              <table:table-cell>
                <text:p><text:span text:style-name="T33">1.49</text:span></text:p>
              </table:table-cell>
              <table:table-cell>
                <text:p><text:span text:style-name="T33">49</text:span></text:p>
              </table:table-cell>
              <table:table-cell>
                <text:p><text:span text:style-name="T33">9</text:span></text:p>
              </table:table-cell>
            </table:table-row>
            <table:table-row table:style-name="ro1" table:default-cell-style-name="ce1">
              <table:table-cell>
                <text:p><text:span text:style-name="T33">transport-17</text:span></text:p>
              </table:table-cell>
              <table:table-cell>
                <text:p><text:span text:style-name="T33">215,027</text:span></text:p>
              </table:table-cell>
              <table:table-cell>
                <text:p><text:span text:style-name="T33">223,310</text:span></text:p>
              </table:table-cell>
              <table:table-cell>
                <text:p><text:span text:style-name="T33">1.04</text:span></text:p>
              </table:table-cell>
              <table:table-cell>
                <text:p><text:span text:style-name="T33">44</text:span></text:p>
              </table:table-cell>
              <table:table-cell>
                <text:p><text:span text:style-name="T33">12</text:span></text:p>
              </table:table-cell>
            </table:table-row>
            <table:table-row table:style-name="ro1" table:default-cell-style-name="ce1">
              <table:table-cell>
                <text:p><text:span text:style-name="T33">transport-18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52</text:span></text:p>
              </table:table-cell>
              <table:table-cell>
                <text:p><text:span text:style-name="T33">7</text:span></text:p>
              </table:table-cell>
            </table:table-row>
            <table:table-row table:style-name="ro1" table:default-cell-style-name="ce1">
              <table:table-cell>
                <text:p><text:span text:style-name="T33">transport-8</text:span></text:p>
              </table:table-cell>
              <table:table-cell>
                <text:p><text:span text:style-name="T33">1,220,871</text:span></text:p>
              </table:table-cell>
              <table:table-cell>
                <text:p><text:span text:style-name="T33">1,241,736</text:span></text:p>
              </table:table-cell>
              <table:table-cell>
                <text:p><text:span text:style-name="T33">1.02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6</text:span></text:p>
              </table:table-cell>
            </table:table-row>
            <table:table-row table:style-name="ro1" table:default-cell-style-name="ce1">
              <table:table-cell>
                <text:p><text:span text:style-name="T33">transport-9</text:span></text:p>
              </table:table-cell>
              <table:table-cell>
                <text:p><text:span text:style-name="T33">26,842,936</text:span></text:p>
              </table:table-cell>
              <table:table-cell>
                <text:p><text:span text:style-name="T33">26,899,40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visitall-17</text:span></text:p>
              </table:table-cell>
              <table:table-cell>
                <text:p><text:span text:style-name="T33">1,939,859</text:span></text:p>
              </table:table-cell>
              <table:table-cell>
                <text:p><text:span text:style-name="T33">2,179,377</text:span></text:p>
              </table:table-cell>
              <table:table-cell>
                <text:p><text:span text:style-name="T33">1.12</text:span></text:p>
              </table:table-cell>
              <table:table-cell>
                <text:p><text:span text:style-name="T33">104</text:span></text:p>
              </table:table-cell>
              <table:table-cell>
                <text:p><text:span text:style-name="T33">24</text:span></text:p>
              </table:table-cell>
            </table:table-row>
            <table:table-row table:style-name="ro1" table:default-cell-style-name="ce1">
              <table:table-cell>
                <text:p><text:span text:style-name="T33">woodworking-10</text:span></text:p>
              </table:table-cell>
              <table:table-cell>
                <text:p><text:span text:style-name="T33">66,842</text:span></text:p>
              </table:table-cell>
              <table:table-cell>
                <text:p><text:span text:style-name="T33">47,835,709</text:span></text:p>
              </table:table-cell>
              <table:table-cell>
                <text:p><text:span text:style-name="T33">715.65</text:span></text:p>
              </table:table-cell>
              <table:table-cell>
                <text:p><text:span text:style-name="T33">199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11</text:span></text:p>
              </table:table-cell>
              <table:table-cell>
                <text:p><text:span text:style-name="T33">1,206,276</text:span></text:p>
              </table:table-cell>
              <table:table-cell>
                <text:p><text:span text:style-name="T33">3,698,215</text:span></text:p>
              </table:table-cell>
              <table:table-cell>
                <text:p><text:span text:style-name="T33">3.07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6</text:span></text:p>
              </table:table-cell>
              <table:table-cell>
                <text:p><text:span text:style-name="T33">47,030</text:span></text:p>
              </table:table-cell>
              <table:table-cell>
                <text:p><text:span text:style-name="T33">195,684</text:span></text:p>
              </table:table-cell>
              <table:table-cell>
                <text:p><text:span text:style-name="T33">4.16</text:span></text:p>
              </table:table-cell>
              <table:table-cell>
                <text:p><text:span text:style-name="T33">389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7</text:span></text:p>
              </table:table-cell>
              <table:table-cell>
                <text:p><text:span text:style-name="T33">42,480</text:span></text:p>
              </table:table-cell>
              <table:table-cell>
                <text:p><text:span text:style-name="T33">231,019</text:span></text:p>
              </table:table-cell>
              <table:table-cell>
                <text:p><text:span text:style-name="T33">5.44</text:span></text:p>
              </table:table-cell>
              <table:table-cell>
                <text:p><text:span text:style-name="T33">110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9</text:span></text:p>
              </table:table-cell>
              <table:table-cell>
                <text:p><text:span text:style-name="T33">280,849</text:span></text:p>
              </table:table-cell>
              <table:table-cell>
                <text:p><text:span text:style-name="T33">10,807,761</text:span></text:p>
              </table:table-cell>
              <table:table-cell>
                <text:p><text:span text:style-name="T33">38.48</text:span></text:p>
              </table:table-cell>
              <table:table-cell>
                <text:p><text:span text:style-name="T33">330</text:span></text:p>
              </table:table-cell>
              <table:table-cell>
                <text:p><text:span text:style-name="T33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8" draw:text-style-name="P10" draw:layer="layout" svg:width="0.891cm" svg:height="0.758cm" svg:x="0.057cm" svg:y="18.254cm">
          <draw:text-box>
            <text:p><text:span text:style-name="T5">3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8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28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IDA* vs SS</text:span></text:p>
              <text:p text:style-name="P34"><text:span text:style-name="T9"/></text:p>
              <text:list>
                <text:list-item>
                  <text:p text:style-name="P34"><text:span text:style-name="T9">Relative error</text:span></text:p>
                  <text:p text:style-name="P34"><text:span text:style-name="T9"/></text:p>
                  <text:p text:style-name="P34"><text:span text:style-name="T9"/></text:p>
                </text:list-item>
              </text:list>
            </text:list-item>
          </text:list>
          <text:p text:style-name="P34"><text:span text:style-name="T9"><text:s text:c="2"/></text:span></text:p>
          <text:p text:style-name="P34"><text:span text:style-name="T9"/></text:p>
          <text:list text:continue-numbering="true" text:style-name="L5">
            <text:list-header>
              <text:p text:style-name="P34"><text:span text:style-name="T9"><text:s text:c="5"/></text:span></text:p>
              <text:list>
                <text:list-header>
                  <text:p text:style-name="P34"><text:span text:style-name="T9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4"><text:span text:style-name="T12">PI</text:span><text:span text:style-name="T9"> is the set of problem instances</text:span></text:p>
                    </text:list-item>
                    <text:list-item>
                      <text:p text:style-name="P34"><text:span text:style-name="T12">Pred(s, d)</text:span><text:span text:style-name="T9"> and </text:span><text:span text:style-name="T12">R(s, d)</text:span><text:span text:style-name="T9"> are the predicted and the actual number of nodes expanded by IDA* for start state </text:span><text:span text:style-name="T12">s</text:span><text:span text:style-name="T9"> and cost bound </text:span><text:span text:style-name="T12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9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IDA* vs SS</text:span></text:p>
              <text:p><text:span text:style-name="T9"><text:s text:c="2"/></text:span></text:p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4"/>
            <table:table-column table:style-name="co16"/>
            <table:table-column table:style-name="co17"/>
            <table:table-column table:style-name="co14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3"/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12">
                <text:p text:style-name="P26"><text:span text:style-name="T33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6"><text:span text:style-name="T33"><text:s text:c="2"/>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2">
                <text:p text:style-name="P26"><text:span text:style-name="T33">1</text:span></text:p>
              </table:table-cell>
              <table:covered-table-cell/>
              <table:table-cell table:number-columns-spanned="2">
                <text:p text:style-name="P26"><text:span text:style-name="T33">10</text:span></text:p>
              </table:table-cell>
              <table:covered-table-cell/>
              <table:table-cell table:number-columns-spanned="2">
                <text:p text:style-name="P26"><text:span text:style-name="T33">100</text:span></text:p>
              </table:table-cell>
              <table:covered-table-cell/>
              <table:table-cell table:number-columns-spanned="2">
                <text:p text:style-name="P26"><text:span text:style-name="T33">1000</text:span></text:p>
              </table:table-cell>
              <table:covered-table-cell/>
              <table:table-cell table:number-columns-spanned="2">
                <text:p text:style-name="P26"><text:span text:style-name="T33">5000</text:span></text:p>
              </table:table-cell>
              <table:covered-table-cell/>
              <table:table-cell table:number-columns-spanned="2">
                <text:p text:style-name="P26"><text:span text:style-name="T33"><text:s text:c="2"/></text:span></text:p>
              </table:table-cell>
              <table:covered-table-cell/>
              <table:table-cell>
                <text:p><text:span text:style-name="T33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Domain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Ida*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n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barman-11</text:span></text:p>
              </table:table-cell>
              <table:table-cell>
                <text:p text:style-name="P26"><text:span text:style-name="T33">0.6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0.45</text:span></text:p>
              </table:table-cell>
              <table:table-cell>
                <text:p text:style-name="P26"><text:span text:style-name="T33">0.32</text:span></text:p>
              </table:table-cell>
              <table:table-cell>
                <text:p text:style-name="P26"><text:span text:style-name="T33">0.20</text:span></text:p>
              </table:table-cell>
              <table:table-cell>
                <text:p text:style-name="P26"><text:span text:style-name="T33">3.21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2.5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214.59</text:span></text:p>
              </table:table-cell>
              <table:table-cell>
                <text:p text:style-name="P26"><text:span text:style-name="T33">8835990</text:span></text:p>
              </table:table-cell>
              <table:table-cell>
                <text:p text:style-name="P26"><text:span text:style-name="T33">6016.3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blocks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1.06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10.8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65.97</text:span></text:p>
              </table:table-cell>
              <table:table-cell>
                <text:p text:style-name="P26"><text:span text:style-name="T33">28510300.00</text:span></text:p>
              </table:table-cell>
              <table:table-cell>
                <text:p text:style-name="P26"><text:span text:style-name="T33">3030.97</text:span></text:p>
              </table:table-cell>
              <table:table-cell>
                <text:p text:style-name="P26"><text:span text:style-name="T33">35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elevators-08</text:span></text:p>
              </table:table-cell>
              <table:table-cell>
                <text:p text:style-name="P26"><text:span text:style-name="T33">0.67</text:span></text:p>
              </table:table-cell>
              <table:table-cell>
                <text:p text:style-name="P26"><text:span text:style-name="T33">1.61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11.13</text:span></text:p>
              </table:table-cell>
              <table:table-cell>
                <text:p text:style-name="P26"><text:span text:style-name="T33">0.21</text:span></text:p>
              </table:table-cell>
              <table:table-cell>
                <text:p text:style-name="P26"><text:span text:style-name="T33">110.38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140.05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3012.95</text:span></text:p>
              </table:table-cell>
              <table:table-cell>
                <text:p text:style-name="P26"><text:span text:style-name="T33">923397.00</text:span></text:p>
              </table:table-cell>
              <table:table-cell>
                <text:p text:style-name="P26"><text:span text:style-name="T33">4795.09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elevators-11</text:span></text:p>
              </table:table-cell>
              <table:table-cell>
                <text:p text:style-name="P26"><text:span text:style-name="T33">0.84</text:span></text:p>
              </table:table-cell>
              <table:table-cell>
                <text:p text:style-name="P26"><text:span text:style-name="T33">1.40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9.85</text:span></text:p>
              </table:table-cell>
              <table:table-cell>
                <text:p text:style-name="P26"><text:span text:style-name="T33">0.23</text:span></text:p>
              </table:table-cell>
              <table:table-cell>
                <text:p text:style-name="P26"><text:span text:style-name="T33">96.37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994.33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4223.73</text:span></text:p>
              </table:table-cell>
              <table:table-cell>
                <text:p text:style-name="P26"><text:span text:style-name="T33">966309.00</text:span></text:p>
              </table:table-cell>
              <table:table-cell>
                <text:p text:style-name="P26"><text:span text:style-name="T33">4759.7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floortile-11</text:span></text:p>
              </table:table-cell>
              <table:table-cell>
                <text:p text:style-name="P26"><text:span text:style-name="T33">2.02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6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40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6.93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36.60</text:span></text:p>
              </table:table-cell>
              <table:table-cell>
                <text:p text:style-name="P26"><text:span text:style-name="T33">30522300.00</text:span></text:p>
              </table:table-cell>
              <table:table-cell>
                <text:p text:style-name="P26"><text:span text:style-name="T33">3919.72</text:span></text:p>
              </table:table-cell>
              <table:table-cell>
                <text:p text:style-name="P26"><text:span text:style-name="T33">2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nomystery-11</text:span></text:p>
              </table:table-cell>
              <table:table-cell>
                <text:p text:style-name="P26"><text:span text:style-name="T33">0.5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0.38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.63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36.3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81.03</text:span></text:p>
              </table:table-cell>
              <table:table-cell>
                <text:p text:style-name="P26"><text:span text:style-name="T33">6565740.00</text:span></text:p>
              </table:table-cell>
              <table:table-cell>
                <text:p text:style-name="P26"><text:span text:style-name="T33">3256.8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openstack-08</text:span></text:p>
              </table:table-cell>
              <table:table-cell>
                <text:p text:style-name="P26"><text:span text:style-name="T33">0.58</text:span></text:p>
              </table:table-cell>
              <table:table-cell>
                <text:p text:style-name="P26"><text:span text:style-name="T33">82.2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800.3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60.88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368.90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9594.93</text:span></text:p>
              </table:table-cell>
              <table:table-cell>
                <text:p text:style-name="P26"><text:span text:style-name="T33">73087.30</text:span></text:p>
              </table:table-cell>
              <table:table-cell>
                <text:p text:style-name="P26"><text:span text:style-name="T33">2669.5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openstack-1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4.79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774.86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991.5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0148.40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8779.80</text:span></text:p>
              </table:table-cell>
              <table:table-cell>
                <text:p text:style-name="P26"><text:span text:style-name="T33">62942.00</text:span></text:p>
              </table:table-cell>
              <table:table-cell>
                <text:p text:style-name="P26"><text:span text:style-name="T33">3156.3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arcprinter-1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3.4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29</text:span></text:p>
              </table:table-cell>
              <table:table-cell>
                <text:p text:style-name="P26"><text:span text:style-name="T33">1.00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arking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.79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.3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14.2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196.83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835.03</text:span></text:p>
              </table:table-cell>
              <table:table-cell>
                <text:p text:style-name="P26"><text:span text:style-name="T33">374925.00</text:span></text:p>
              </table:table-cell>
              <table:table-cell>
                <text:p text:style-name="P26"><text:span text:style-name="T33">5607.5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egsol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3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3.69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88</text:span></text:p>
              </table:table-cell>
              <table:table-cell>
                <text:p text:style-name="P26"><text:span text:style-name="T33">68763.70</text:span></text:p>
              </table:table-cell>
              <table:table-cell>
                <text:p text:style-name="P26"><text:span text:style-name="T33">5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canalyzer-11</text:span></text:p>
              </table:table-cell>
              <table:table-cell>
                <text:p text:style-name="P26"><text:span text:style-name="T33">0.43</text:span></text:p>
              </table:table-cell>
              <table:table-cell>
                <text:p text:style-name="P26"><text:span text:style-name="T33">3.13</text:span></text:p>
              </table:table-cell>
              <table:table-cell>
                <text:p text:style-name="P26"><text:span text:style-name="T33">0.25</text:span></text:p>
              </table:table-cell>
              <table:table-cell>
                <text:p text:style-name="P26"><text:span text:style-name="T33">28.79</text:span></text:p>
              </table:table-cell>
              <table:table-cell>
                <text:p text:style-name="P26"><text:span text:style-name="T33">18.63</text:span></text:p>
              </table:table-cell>
              <table:table-cell>
                <text:p text:style-name="P26"><text:span text:style-name="T33">273.7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3033.06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021.00</text:span></text:p>
              </table:table-cell>
              <table:table-cell>
                <text:p text:style-name="P26"><text:span text:style-name="T33">8257850.00</text:span></text:p>
              </table:table-cell>
              <table:table-cell>
                <text:p text:style-name="P26"><text:span text:style-name="T33">4808.75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okoban-08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1.95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20.2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14.0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65.40</text:span></text:p>
              </table:table-cell>
              <table:table-cell>
                <text:p text:style-name="P26"><text:span text:style-name="T33">2657890.00</text:span></text:p>
              </table:table-cell>
              <table:table-cell>
                <text:p text:style-name="P26"><text:span text:style-name="T33">3385.9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okoban-11</text:span></text:p>
              </table:table-cell>
              <table:table-cell>
                <text:p text:style-name="P26"><text:span text:style-name="T33">0.41</text:span></text:p>
              </table:table-cell>
              <table:table-cell>
                <text:p text:style-name="P26"><text:span text:style-name="T33">0.31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2.00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21.42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22.4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56.61</text:span></text:p>
              </table:table-cell>
              <table:table-cell>
                <text:p text:style-name="P26"><text:span text:style-name="T33">3118530.00</text:span></text:p>
              </table:table-cell>
              <table:table-cell>
                <text:p text:style-name="P26"><text:span text:style-name="T33">3932.69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idybot-11</text:span></text:p>
              </table:table-cell>
              <table:table-cell>
                <text:p text:style-name="P26"><text:span text:style-name="T33">300.86</text:span></text:p>
              </table:table-cell>
              <table:table-cell>
                <text:p text:style-name="P26"><text:span text:style-name="T33">4.40</text:span></text:p>
              </table:table-cell>
              <table:table-cell>
                <text:p text:style-name="P26"><text:span text:style-name="T33">1072.40</text:span></text:p>
              </table:table-cell>
              <table:table-cell>
                <text:p text:style-name="P26"><text:span text:style-name="T33">26.48</text:span></text:p>
              </table:table-cell>
              <table:table-cell>
                <text:p text:style-name="P26"><text:span text:style-name="T33">5.88</text:span></text:p>
              </table:table-cell>
              <table:table-cell>
                <text:p text:style-name="P26"><text:span text:style-name="T33">238.7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2747.1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572.90</text:span></text:p>
              </table:table-cell>
              <table:table-cell>
                <text:p text:style-name="P26"><text:span text:style-name="T33">431336.00</text:span></text:p>
              </table:table-cell>
              <table:table-cell>
                <text:p text:style-name="P26"><text:span text:style-name="T33">5465.6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ransport-08</text:span></text:p>
              </table:table-cell>
              <table:table-cell>
                <text:p text:style-name="P26"><text:span text:style-name="T33">0.55</text:span></text:p>
              </table:table-cell>
              <table:table-cell>
                <text:p text:style-name="P26"><text:span text:style-name="T33">0.33</text:span></text:p>
              </table:table-cell>
              <table:table-cell>
                <text:p text:style-name="P26"><text:span text:style-name="T33">0.36</text:span></text:p>
              </table:table-cell>
              <table:table-cell>
                <text:p text:style-name="P26"><text:span text:style-name="T33">2.57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23.11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236.72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363.04</text:span></text:p>
              </table:table-cell>
              <table:table-cell>
                <text:p text:style-name="P26"><text:span text:style-name="T33">1462640.00</text:span></text:p>
              </table:table-cell>
              <table:table-cell>
                <text:p text:style-name="P26"><text:span text:style-name="T33">957.41</text:span></text:p>
              </table:table-cell>
              <table:table-cell>
                <text:p text:style-name="P26"><text:span text:style-name="T33">27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ransport-11</text:span></text:p>
              </table:table-cell>
              <table:table-cell>
                <text:p text:style-name="P26"><text:span text:style-name="T33">0.63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0.54</text:span></text:p>
              </table:table-cell>
              <table:table-cell>
                <text:p text:style-name="P26"><text:span text:style-name="T33">0.61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5.89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59.37</text:span></text:p>
              </table:table-cell>
              <table:table-cell>
                <text:p text:style-name="P26"><text:span text:style-name="T33">011</text:span></text:p>
              </table:table-cell>
              <table:table-cell>
                <text:p text:style-name="P26"><text:span text:style-name="T33">290.31</text:span></text:p>
              </table:table-cell>
              <table:table-cell>
                <text:p text:style-name="P26"><text:span text:style-name="T33">2622880.00</text:span></text:p>
              </table:table-cell>
              <table:table-cell>
                <text:p text:style-name="P26"><text:span text:style-name="T33">2253.51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visitall-11</text:span></text:p>
              </table:table-cell>
              <table:table-cell>
                <text:p text:style-name="P26"><text:span text:style-name="T33">0.12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56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.77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8.07</text:span></text:p>
              </table:table-cell>
              <table:table-cell>
                <text:p text:style-name="P26"><text:span text:style-name="T33">71032400.00</text:span></text:p>
              </table:table-cell>
              <table:table-cell>
                <text:p text:style-name="P26"><text:span text:style-name="T33">3704.7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woodworking-08</text:span></text:p>
              </table:table-cell>
              <table:table-cell>
                <text:p text:style-name="P26"><text:span text:style-name="T33">0.89</text:span></text:p>
              </table:table-cell>
              <table:table-cell>
                <text:p text:style-name="P26"><text:span text:style-name="T33">0.16</text:span></text:p>
              </table:table-cell>
              <table:table-cell>
                <text:p text:style-name="P26"><text:span text:style-name="T33">0.57</text:span></text:p>
              </table:table-cell>
              <table:table-cell>
                <text:p text:style-name="P26"><text:span text:style-name="T33">1.44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13.94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40.8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85.86</text:span></text:p>
              </table:table-cell>
              <table:table-cell>
                <text:p text:style-name="P26"><text:span text:style-name="T33">4170080.00</text:span></text:p>
              </table:table-cell>
              <table:table-cell>
                <text:p text:style-name="P26"><text:span text:style-name="T33">4055.03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woodworking-11</text:span></text:p>
              </table:table-cell>
              <table:table-cell>
                <text:p text:style-name="P26"><text:span text:style-name="T33">1.28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1.33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13.2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30.8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64.08</text:span></text:p>
              </table:table-cell>
              <table:table-cell>
                <text:p text:style-name="P26"><text:span text:style-name="T33">5139070.00</text:span></text:p>
              </table:table-cell>
              <table:table-cell>
                <text:p text:style-name="P26"><text:span text:style-name="T33">4944.76</text:span></text:p>
              </table:table-cell>
              <table:table-cell>
                <text:p text:style-name="P26"><text:span text:style-name="T33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8" draw:text-style-name="P10" draw:layer="layout" svg:width="0.891cm" svg:height="0.758cm" svg:x="0.056cm" svg:y="18.254cm">
          <draw:text-box>
            <text:p><text:span text:style-name="T5">3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9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28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SS allow GHS to make near-optimal subset selections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300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28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  <text:list-item>
              <text:p><text:span text:style-name="T9"><text:s text:c="2"/></text:span><text:span text:style-name="T9">Study of new algorithms of supermodular maximization functions and compare it with the greedy algorithm</text:span></text:p>
            </text:list-item>
          </text:list>
          <text:list text:style-name="L1">
            <text:list-header>
              <text:p text:style-name="P19"><text:span text:style-name="T9"/></text:p>
            </text:list-header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305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28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9"><text:span text:style-name="T9">Christer B ̈ackstr ̈om and Bernhard Nebel. Complexity results for sas+ planning. Computational Intelligence, 11(4):625–655, 1995.</text:span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9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310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28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315" draw:text-style-name="P15" draw:layer="layout" svg:width="22.86cm" svg:height="3.175cm" svg:x="1.27cm" svg:y="0.763cm">
          <text:list text:style-name="L1">
            <text:list-header>
              <text:p text:style-name="P36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28" draw:layer="layout" svg:width="22.86cm" svg:height="13.693cm" svg:x="1.27cm" svg:y="3.232cm">
          <text:p><text:span text:style-name="T9"/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01T20:12:26.436645108</dc:date>
    <meta:editing-cycles>1098</meta:editing-cycles>
    <meta:editing-duration>P7DT7H21M29S</meta:editing-duration>
    <meta:generator>LibreOffice/4.3.7.2$Linux_X86_64 LibreOffice_project/430m0$Build-2</meta:generator>
    <meta:document-statistic meta:object-count="939"/>
  </office:meta>
</office:document-meta>
</file>